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4.995cm" fo:margin-right="0cm" fo:text-indent="1.249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6.244cm" fo:margin-right="0cm" fo:text-indent="1.249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11.24cm" fo:margin-right="0cm" fo:text-indent="1.249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6.244cm" fo:margin-right="0cm" fo:text-indent="0cm" style:auto-text-indent="false"/>
    </style:style>
    <style:style style:name="P10" style:family="paragraph" style:parent-style-name="Standard">
      <style:paragraph-properties fo:margin-left="9.991cm" fo:margin-right="0cm" fo:text-indent="1.249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3.747cm" fo:margin-right="0cm" fo:text-align="start" style:justify-single-word="false" fo:text-indent="0cm" style:auto-text-indent="false"/>
      <style:text-properties fo:font-size="14pt" officeooo:rsid="004fef04" officeooo:paragraph-rsid="004fef04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fe28" style:font-size-asian="14pt" style:font-size-complex="14pt"/>
    </style:style>
    <style:style style:name="T3" style:family="text">
      <style:text-properties fo:font-size="14pt" officeooo:rsid="000e869c" style:font-size-asian="14pt" style:font-size-complex="14pt"/>
    </style:style>
    <style:style style:name="T4" style:family="text">
      <style:text-properties fo:font-size="14pt" officeooo:rsid="000f589b" style:font-size-asian="14pt" style:font-size-complex="14pt"/>
    </style:style>
    <style:style style:name="T5" style:family="text">
      <style:text-properties fo:font-size="14pt" officeooo:rsid="00131dbe" style:font-size-asian="14pt" style:font-size-complex="14pt"/>
    </style:style>
    <style:style style:name="T6" style:family="text">
      <style:text-properties fo:font-size="14pt" officeooo:rsid="002e7ba0" style:font-size-asian="14pt" style:font-size-complex="14pt"/>
    </style:style>
    <style:style style:name="T7" style:family="text">
      <style:text-properties fo:font-size="14pt" officeooo:rsid="00368c08" style:font-size-asian="14pt" style:font-size-complex="14pt"/>
    </style:style>
    <style:style style:name="T8" style:family="text">
      <style:text-properties fo:font-size="14pt" officeooo:rsid="004fef04" style:font-size-asian="14pt" style:font-size-complex="14pt"/>
    </style:style>
    <style:style style:name="T9" style:family="text">
      <style:text-properties fo:font-size="14pt" officeooo:rsid="00552b29" style:font-size-asian="14pt" style:font-size-complex="14pt"/>
    </style:style>
    <style:style style:name="T10" style:family="text">
      <style:text-properties officeooo:rsid="0049f081"/>
    </style:style>
    <style:style style:name="T11" style:family="text">
      <style:text-properties officeooo:rsid="004bd4b9"/>
    </style:style>
    <style:style style:name="T12" style:family="text">
      <style:text-properties officeooo:rsid="0052f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LAUDO MÉDICO</text:p>
      <text:p text:style-name="P1"/>
      <text:p text:style-name="P11"><text:s text:c="8"/><text:span text:style-name="T12">AGATHA NUNES DA SILVA FEITOSA</text:span></text:p>
      <text:p text:style-name="P1"><text:s/></text:p>
      <text:p text:style-name="P4"><text:span text:style-name="T1"><text:s text:c="11"/>Paciente portador</text:span><text:span text:style-name="T2">(a)</text:span><text:span text:style-name="T1"> de Transtorno e Déficit de Atenção </text:span><text:span text:style-name="T2">mais <text:s/>Hiperatividade</text:span><text:span text:style-name="T1"> (TDA</text:span><text:span text:style-name="T2">H</text:span><text:span text:style-name="T1">), </text:span><text:span text:style-name="T7"><text:s/></text:span><text:span text:style-name="T1">patologia no qual o seu portador tem funções cognitivas preservadas, porém é desatento</text:span><text:span text:style-name="T4">(a)</text:span><text:span text:style-name="T1"> e impetuoso</text:span><text:span text:style-name="T4">(a)</text:span><text:span text:style-name="T1">.</text:span></text:p>
      <text:p text:style-name="P4"><text:span text:style-name="T1"><text:s text:c="11"/>Deverá ser incluído</text:span><text:span text:style-name="T2">(a)</text:span><text:span text:style-name="T1"> em escola regular segundo lei de inclusão (PL 7699/06) garantida pelo Ministério da Educação.</text:span></text:p>
      <text:p text:style-name="P4"><text:span text:style-name="T1"><text:s text:c="11"/>O portador de TDA</text:span><text:span text:style-name="T2">H</text:span><text:span text:style-name="T1"> deverá ter direitos tais como:</text:span></text:p>
      <text:p text:style-name="P2"><text:s text:c="12"/>Ficar na primeira fila;</text:p>
      <text:p text:style-name="P2"><text:s text:c="12"/>Ter mais tempo para realizar provas;</text:p>
      <text:p text:style-name="P2"><text:s text:c="12"/>E até poderá realizar trabalhos que complementem suas notas.</text:p>
      <text:p text:style-name="P4"><text:span text:style-name="T1"><text:s text:c="7"/>Tais conquistas, visando realizar inclusão, pois eles tratados irão melhorar o se</text:span><text:span text:style-name="T3">u</text:span><text:span text:style-name="T1"> desempenho escolar. Entretanto devemos ainda nos lembrar da impulsividade inerente ao quadro clínico, que deverá ser melhorado com a ajuda da escola e da família.</text:span></text:p>
      <text:p text:style-name="P1">CID <text:span text:style-name="T10">10</text:span>: F90 ; <text:span text:style-name="T10">CID 11: </text:span><text:span text:style-name="T11">6</text:span><text:span text:style-name="T10">A05.0</text:span></text:p>
      <text:p text:style-name="P10">Atenciosamente,</text:p>
      <text:p text:style-name="P9"><text:span text:style-name="T5"><text:s text:c="11"/>Maracanaú</text:span><text:span text:style-name="T1">, </text:span><text:span text:style-name="T9">10</text:span><text:span text:style-name="T1"> de </text:span><text:span text:style-name="T8">abril</text:span><text:span text:style-name="T1"> de 202</text:span><text:span text:style-name="T6">5</text:span><text:span text:style-name="T1">.</text:span></text:p>
      <text:p text:style-name="P6"/>
      <text:p text:style-name="P3">............................................................</text:p>
      <text:p text:style-name="P7">Dra. GILMA M. P. HOLANDA</text:p>
      <text:p text:style-name="P8">CRM:237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0</meta:editing-cycles>
    <meta:creation-date>2024-02-20T11:49:33.204000000</meta:creation-date>
    <dc:date>2025-04-10T09:34:52.413000000</dc:date>
    <meta:editing-duration>PT22H47M38S</meta:editing-duration>
    <meta:generator>LibreOffice/7.1.6.2$Windows_X86_64 LibreOffice_project/0e133318fcee89abacd6a7d077e292f1145735c3</meta:generator>
    <meta:print-date>2025-04-03T12:22:52.233000000</meta:print-date>
    <meta:document-statistic meta:table-count="0" meta:image-count="0" meta:object-count="0" meta:page-count="1" meta:paragraph-count="16" meta:word-count="136" meta:character-count="1023" meta:non-whitespace-character-count="804"/>
    <meta:user-defined meta:name="AppVersion">15.0000</meta:user-defined>
    <meta:template xlink:type="simple" xlink:actuate="onRequest" xlink:title="LAUDO MÉDICO TDAH" xlink:href=""/>
  </office:meta>
</office:document-meta>
</file>